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1a8113" officeooo:paragraph-rsid="001a8113"/>
    </style:style>
    <style:style style:name="P7" style:family="paragraph" style:parent-style-name="Standard">
      <style:text-properties style:text-underline-style="none" officeooo:rsid="001e9f13" officeooo:paragraph-rsid="001e9f13"/>
    </style:style>
    <style:style style:name="P8" style:family="paragraph" style:parent-style-name="Standard">
      <style:text-properties style:text-underline-style="none" officeooo:rsid="001e9f13" officeooo:paragraph-rsid="00219c73"/>
    </style:style>
    <style:style style:name="P9" style:family="paragraph" style:parent-style-name="Standard">
      <style:text-properties style:text-underline-style="none" officeooo:rsid="001fc081" officeooo:paragraph-rsid="001fc081"/>
    </style:style>
    <style:style style:name="P10" style:family="paragraph" style:parent-style-name="Standard">
      <style:text-properties style:text-underline-style="none" officeooo:rsid="001fc081" officeooo:paragraph-rsid="00219c73"/>
    </style:style>
    <style:style style:name="P11" style:family="paragraph" style:parent-style-name="Standard">
      <style:text-properties style:text-underline-style="none" officeooo:rsid="00213b33" officeooo:paragraph-rsid="00213b33"/>
    </style:style>
    <style:style style:name="P12" style:family="paragraph" style:parent-style-name="Standard">
      <style:text-properties style:text-underline-style="none" officeooo:rsid="00213b33" officeooo:paragraph-rsid="00219c73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officeooo:paragraph-rsid="00213b33"/>
    </style:style>
    <style:style style:name="P15" style:family="paragraph" style:parent-style-name="Standard">
      <style:text-properties officeooo:paragraph-rsid="001fc081"/>
    </style:style>
    <style:style style:name="P16" style:family="paragraph" style:parent-style-name="Standard">
      <style:text-properties officeooo:paragraph-rsid="00219c73"/>
    </style:style>
    <style:style style:name="P17" style:family="paragraph" style:parent-style-name="Text_20_body">
      <style:text-properties officeooo:rsid="000a43b3" officeooo:paragraph-rsid="000a43b3"/>
    </style:style>
    <style:style style:name="P18" style:family="paragraph" style:parent-style-name="Text_20_body">
      <style:text-properties officeooo:rsid="000c8773" officeooo:paragraph-rsid="000c8773"/>
    </style:style>
    <style:style style:name="P19" style:family="paragraph" style:parent-style-name="Text_20_body">
      <style:text-properties officeooo:rsid="000e1602" officeooo:paragraph-rsid="000e1602"/>
    </style:style>
    <style:style style:name="P20" style:family="paragraph" style:parent-style-name="Text_20_body">
      <style:text-properties officeooo:rsid="000ff9e2" officeooo:paragraph-rsid="000ff9e2"/>
    </style:style>
    <style:style style:name="P21" style:family="paragraph" style:parent-style-name="Text_20_body">
      <style:text-properties officeooo:rsid="0013ea26" officeooo:paragraph-rsid="0013ea26"/>
    </style:style>
    <style:style style:name="P22" style:family="paragraph" style:parent-style-name="Text_20_body">
      <style:text-properties officeooo:rsid="0014a441" officeooo:paragraph-rsid="0014a441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1d94c7"/>
    </style:style>
    <style:style style:name="T10" style:family="text">
      <style:text-properties officeooo:rsid="001fc081"/>
    </style:style>
    <style:style style:name="T11" style:family="text">
      <style:text-properties officeooo:rsid="002128d0"/>
    </style:style>
    <style:style style:name="T12" style:family="text">
      <style:text-properties officeooo:rsid="00213b33"/>
    </style:style>
    <style:style style:name="T13" style:family="text">
      <style:text-properties officeooo:rsid="00219c73"/>
    </style:style>
    <style:style style:name="T14" style:family="text">
      <style:text-properties style:text-underline-style="none" officeooo:rsid="00219c73"/>
    </style:style>
    <style:style style:name="T15" style:family="text">
      <style:text-properties style:text-underline-style="none" officeooo:rsid="001fc081"/>
    </style:style>
    <style:style style:name="T16" style:family="text">
      <style:text-properties style:text-underline-style="none" officeooo:rsid="002128d0"/>
    </style:style>
    <style:style style:name="T17" style:family="text">
      <style:text-properties style:text-underline-style="none" officeooo:rsid="00213b33"/>
    </style:style>
    <style:style style:name="T18" style:family="text">
      <style:text-properties style:text-underline-style="none" officeooo:rsid="0023680e"/>
    </style:style>
    <style:style style:name="T19" style:family="text">
      <style:text-properties style:text-underline-style="none" officeooo:rsid="00248b8c"/>
    </style:style>
    <style:style style:name="T20" style:family="text">
      <style:text-properties style:text-underline-style="none" officeooo:rsid="00250a1f"/>
    </style:style>
    <style:style style:name="T21" style:family="text">
      <style:text-properties officeooo:rsid="002338fd"/>
    </style:style>
    <style:style style:name="T22" style:family="text">
      <style:text-properties officeooo:rsid="00248b8c"/>
    </style:style>
    <style:style style:name="T23" style:family="text">
      <style:text-properties officeooo:rsid="00250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17">Wörterbuch halbieren (nur noch männliche und weibliche Form<text:span text:style-name="T1">) </text:span><text:span text:style-name="T5">Done!</text:span></text:p>
      <text:p text:style-name="P18">remove numbers und remove punctuation zsmfassen <text:span text:style-name="T6">Done!</text:span></text:p>
      <text:p text:style-name="P19">sollte ich nochmal xgboost und nn testen <text:span text:style-name="T2">und linear</text:span>?</text:p>
      <text:p text:style-name="P19"/>
      <text:p text:style-name="P20">Caching wieder einbauen? <text:span text:style-name="T3">Für data augmentation? </text:span><text:span text:style-name="T4">Dauert sonst ganz schön lang</text:span></text:p>
      <text:p text:style-name="P21">wieviele random seeds?</text:p>
      <text:p text:style-name="P22">Nehme ich wieder grid search? Oder bayes? Oder was anderes?</text:p>
      <text:p text:style-name="P1"><text:span text:style-name="T8">2</text:span> modelle? <text:span text:style-name="T8">Oder 3?</text:span>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 <text:span text:style-name="T9">Oder 2?</text:span></text:p>
      <text:p text:style-name="P1"/>
      <text:p text:style-name="P6">die zusatzdaten nur wenn ich selbstständige = ohne habe, also nur bei der Hälfte der Experimente!</text:p>
      <text:p text:style-name="P6"/>
      <text:p text:style-name="P7">Selbständige = nur, <text:span text:style-name="T13">oesch=8</text:span></text:p>
      <text:p text:style-name="P2"><text:span text:style-name="T8">2</text:span> modelle?</text:p>
      <text:p text:style-name="P2">2 keyboard</text:p>
      <text:p text:style-name="P2">2 stopwords</text:p>
      <text:p text:style-name="P2">2 num_<text:span text:style-name="T7">punc_</text:span><text:span text:style-name="T21">lower</text:span></text:p>
      <text:p text:style-name="P2">3 randomseeds?</text:p>
      <text:p text:style-name="P15"><text:span text:style-name="T18">16</text:span><text:span text:style-name="T15">*3 </text:span><text:span text:style-name="T16">= </text:span><text:span text:style-name="T18">48</text:span><text:span text:style-name="T16">runs</text:span></text:p>
      <text:p text:style-name="P15"><text:span text:style-name="T16"/></text:p>
      <text:p text:style-name="P8">Selbständige = nur, <text:span text:style-name="T13">oesch=16</text:span></text:p>
      <text:p text:style-name="P4"><text:span text:style-name="T8">2</text:span> modelle? </text:p>
      <text:p text:style-name="P4">2 keyboard</text:p>
      <text:p text:style-name="P4">2 stopwords</text:p>
      <text:p text:style-name="P5">2 num_<text:span text:style-name="T7">punc_</text:span><text:span text:style-name="T21">lower</text:span></text:p>
      <text:p text:style-name="P4">3 randomseeds?</text:p>
      <text:p text:style-name="P16"><text:span text:style-name="T18">16</text:span><text:span text:style-name="T15">*3 </text:span><text:span text:style-name="T16">= </text:span><text:span text:style-name="T18">48</text:span><text:span text:style-name="T16"> runs</text:span></text:p>
      <text:p text:style-name="P9"/>
      <text:p text:style-name="P11">Selbstständige = ohne, <text:span text:style-name="T13">oesch8</text:span></text:p>
      <text:p text:style-name="P3"><text:span text:style-name="T8">2</text:span> modelle?</text:p>
      <text:p text:style-name="P3">2 keyboard</text:p>
      <text:p text:style-name="P3">2 zusatzdaten</text:p>
      <text:p text:style-name="P3">2 stopwords</text:p>
      <text:p text:style-name="P5">2 num_<text:span text:style-name="T7">punc_</text:span><text:span text:style-name="T21">lower</text:span></text:p>
      <text:p text:style-name="P3">3 randomseeds?</text:p>
      <text:p text:style-name="P14"><text:span text:style-name="T19">32</text:span><text:span text:style-name="T17">*3 = </text:span><text:span text:style-name="T20">96</text:span><text:span text:style-name="T17"> runs</text:span></text:p>
      <text:p text:style-name="P9"/>
      <text:p text:style-name="P12"><text:soft-page-break/>Selbstständige = ohne, <text:span text:style-name="T13">oesch16</text:span></text:p>
      <text:p text:style-name="P4"><text:span text:style-name="T8">2</text:span> modelle?</text:p>
      <text:p text:style-name="P4">2 keyboard</text:p>
      <text:p text:style-name="P4">2 zusatzdaten</text:p>
      <text:p text:style-name="P4">2 stopwords</text:p>
      <text:p text:style-name="P5">2 num_<text:span text:style-name="T7">punc_</text:span><text:span text:style-name="T21">lower</text:span></text:p>
      <text:p text:style-name="P4">3 randomseeds?</text:p>
      <text:p text:style-name="P10"><text:span text:style-name="T22">32</text:span><text:span text:style-name="T12">*3 = </text:span><text:span text:style-name="T23">96</text:span><text:span text:style-name="T12"> runs</text:span></text:p>
      <text:p text:style-name="P9"/>
      <text:p text:style-name="P13">288 runs in total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08T19:39:24.757000000</dc:date>
    <meta:editing-duration>PT1H43M5S</meta:editing-duration>
    <meta:editing-cycles>3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169" meta:character-count="1021" meta:non-whitespace-character-count="899"/>
  </office:meta>
</office:document-meta>
</file>